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Bitstream Vera Sans Mono', 'Courier New', Courier, monospace"/>
    <style:font-face style:name="Mangal" svg:font-family="Mangal"/>
    <style:font-face style:name="Roboto" svg:font-family="Roboto"/>
    <style:font-face style:name="SFMono-Regular" svg:font-family="SFMono-Regular, Menlo, Monaco, Consolas, 'Liberation Mono', 'Courier New', monospace"/>
    <style:font-face style:name="apple-system" svg:font-family="apple-system, BlinkMacSystemFont, 'Segoe UI', Roboto, Noto, 'Helvetica Neue', Arial, 'Noto Sans', sans-serif, 'Apple Color Emoji', 'Segoe UI Emoji', 'Segoe UI Symbol', 'Noto Color Emoji'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right="1.092cm" fo:margin-top="0cm" fo:margin-bottom="0cm" fo:break-before="column" table:align="margins"/>
    </style:style>
    <style:style style:name="Tabla4.A" style:family="table-column">
      <style:table-column-properties style:column-width="0.499cm" style:rel-column-width="1739*"/>
    </style:style>
    <style:style style:name="Tabla4.B" style:family="table-column">
      <style:table-column-properties style:column-width="1.734cm" style:rel-column-width="6041*"/>
    </style:style>
    <style:style style:name="Tabla4.C" style:family="table-column">
      <style:table-column-properties style:column-width="10.592cm" style:rel-column-width="36906*"/>
    </style:style>
    <style:style style:name="Tabla4.D" style:family="table-column">
      <style:table-column-properties style:column-width="1.655cm" style:rel-column-width="5764*"/>
    </style:style>
    <style:style style:name="Tabla4.E" style:family="table-column">
      <style:table-column-properties style:column-width="1.625cm" style:rel-column-width="5660*"/>
    </style:style>
    <style:style style:name="Tabla4.F" style:family="table-column">
      <style:table-column-properties style:column-width="0.926cm" style:rel-column-width="3226*"/>
    </style:style>
    <style:style style:name="Tabla4.G" style:family="table-column">
      <style:table-column-properties style:column-width="1.78cm" style:rel-column-width="6199*"/>
    </style:style>
    <style:style style:name="Tabla4.1" style:family="table-row">
      <style:table-row-properties style:min-row-height="0.397cm"/>
    </style:style>
    <style:style style:name="Tabla4.A1" style:family="table-cell">
      <style:table-cell-properties fo:padding="0.049cm" fo:border-left="1pt solid #cccccc" fo:border-right="none" fo:border-top="1pt solid #cccccc" fo:border-bottom="none"/>
    </style:style>
    <style:style style:name="Tabla4.B1" style:family="table-cell">
      <style:table-cell-properties fo:padding="0.049cm" fo:border-left="none" fo:border-right="none" fo:border-top="1pt solid #cccccc" fo:border-bottom="none"/>
    </style:style>
    <style:style style:name="Tabla4.G1" style:family="table-cell">
      <style:table-cell-properties fo:padding="0.049cm" fo:border-left="none" fo:border-right="1pt solid #cccccc" fo:border-top="1pt solid #cccccc" fo:border-bottom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.049cm" fo:border-left="1pt solid #cccccc" fo:border-right="none" fo:border-top="none" fo:border-bottom="none"/>
    </style:style>
    <style:style style:name="Tabla4.B2" style:family="table-cell">
      <style:table-cell-properties style:vertical-align="" fo:padding="0.049cm" fo:border="none"/>
    </style:style>
    <style:style style:name="Tabla4.G2" style:family="table-cell">
      <style:table-cell-properties style:vertical-align="" fo:padding="0.049cm" fo:border-left="none" fo:border-right="1pt solid #cccccc" fo:border-top="none" fo:border-bottom="none"/>
    </style:style>
    <style:style style:name="Tabla4.3" style:family="table-row">
      <style:table-row-properties style:min-row-height="0.127cm"/>
    </style:style>
    <style:style style:name="Tabla4.A3" style:family="table-cell">
      <style:table-cell-properties fo:padding="0.049cm" fo:border-left="1pt solid #cccccc" fo:border-right="none" fo:border-top="none" fo:border-bottom="1pt solid #cccccc"/>
    </style:style>
    <style:style style:name="Tabla4.B3" style:family="table-cell">
      <style:table-cell-properties fo:padding="0.049cm" fo:border-left="none" fo:border-right="none" fo:border-top="none" fo:border-bottom="1pt solid #cccccc"/>
    </style:style>
    <style:style style:name="Tabla4.C3" style:family="table-cell">
      <style:table-cell-properties fo:padding="0.049cm" fo:border-left="none" fo:border-right="none" fo:border-top="none" fo:border-bottom="1pt solid #cccccc"/>
    </style:style>
    <style:style style:name="Tabla4.D3" style:family="table-cell">
      <style:table-cell-properties fo:padding="0.049cm" fo:border-left="none" fo:border-right="none" fo:border-top="none" fo:border-bottom="1pt solid #cccccc"/>
    </style:style>
    <style:style style:name="Tabla4.E3" style:family="table-cell">
      <style:table-cell-properties fo:padding="0.049cm" fo:border-left="none" fo:border-right="none" fo:border-top="none" fo:border-bottom="1pt solid #cccccc"/>
    </style:style>
    <style:style style:name="Tabla4.F3" style:family="table-cell">
      <style:table-cell-properties fo:padding="0.049cm" fo:border-left="none" fo:border-right="none" fo:border-top="none" fo:border-bottom="1pt solid #cccccc"/>
    </style:style>
    <style:style style:name="Tabla4.G3" style:family="table-cell">
      <style:table-cell-properties fo:padding="0.049cm" fo:border-left="none" fo:border-right="1pt solid #cccccc" fo:border-top="none" fo:border-bottom="1pt solid #cccccc"/>
    </style:style>
    <style:style style:name="Tabla4.4" style:family="table-row">
      <style:table-row-properties style:min-row-height="0.111cm"/>
    </style:style>
    <style:style style:name="Tabla4.A4" style:family="table-cell">
      <style:table-cell-properties fo:padding="0.049cm" fo:border="none"/>
    </style:style>
    <style:style style:name="Tabla4.B4" style:family="table-cell">
      <style:table-cell-properties fo:padding="0.049cm" fo:border="none"/>
    </style:style>
    <style:style style:name="Tabla4.C4" style:family="table-cell">
      <style:table-cell-properties fo:padding="0.049cm" fo:border="none"/>
    </style:style>
    <style:style style:name="Tabla4.D4" style:family="table-cell">
      <style:table-cell-properties fo:padding="0.049cm" fo:border="none"/>
    </style:style>
    <style:style style:name="Tabla4.E4" style:family="table-cell">
      <style:table-cell-properties fo:padding="0.049cm" fo:border="none"/>
    </style:style>
    <style:style style:name="Tabla4.F4" style:family="table-cell">
      <style:table-cell-properties fo:padding="0.049cm" fo:border="none"/>
    </style:style>
    <style:style style:name="Tabla4.G4" style:family="table-cell">
      <style:table-cell-properties fo:padding="0.049cm" fo:border="none"/>
    </style:style>
    <style:style style:name="Tabla4.A5" style:family="table-cell">
      <style:table-cell-properties fo:padding="0cm" fo:border="none"/>
    </style:style>
    <style:style style:name="Tabla4.B5" style:family="table-cell">
      <style:table-cell-properties fo:padding="0cm" fo:border="none"/>
    </style:style>
    <style:style style:name="Tabla4.C5" style:family="table-cell">
      <style:table-cell-properties fo:padding="0cm" fo:border="none"/>
    </style:style>
    <style:style style:name="Tabla4.D5" style:family="table-cell">
      <style:table-cell-properties fo:padding="0cm" fo:border="none"/>
    </style:style>
    <style:style style:name="Tabla4.E5" style:family="table-cell">
      <style:table-cell-properties fo:padding="0cm" fo:border="none"/>
    </style:style>
    <style:style style:name="Tabla4.F5" style:family="table-cell">
      <style:table-cell-properties fo:padding="0cm" fo:border="none"/>
    </style:style>
    <style:style style:name="Tabla4.G5" style:family="table-cell">
      <style:table-cell-properties fo:padding="0cm" fo:border="none"/>
    </style:style>
    <style:style style:name="Tabla4.A6" style:family="table-cell">
      <style:table-cell-properties fo:padding="0cm" fo:border="none"/>
    </style:style>
    <style:style style:name="Tabla4.B6" style:family="table-cell">
      <style:table-cell-properties fo:padding="0cm" fo:border="none"/>
    </style:style>
    <style:style style:name="Tabla4.C6" style:family="table-cell">
      <style:table-cell-properties fo:padding="0cm" fo:border="none"/>
    </style:style>
    <style:style style:name="Tabla4.D6" style:family="table-cell">
      <style:table-cell-properties fo:padding="0cm" fo:border="none"/>
    </style:style>
    <style:style style:name="Tabla4.E6" style:family="table-cell">
      <style:table-cell-properties fo:padding="0cm" fo:border="none"/>
    </style:style>
    <style:style style:name="Tabla4.F6" style:family="table-cell">
      <style:table-cell-properties fo:padding="0cm" fo:border="none"/>
    </style:style>
    <style:style style:name="Tabla4.G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9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1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</style:style>
    <style:style style:name="P17" style:family="paragraph" style:parent-style-name="Table_20_Contents">
      <style:paragraph-properties fo:text-align="end" style:justify-single-word="false"/>
      <style:text-properties fo:font-size="2pt" style:font-size-asian="2pt" style:font-size-complex="2pt"/>
    </style:style>
    <style:style style:name="P18" style:family="paragraph" style:parent-style-name="Table_20_Contents">
      <style:text-properties fo:font-size="3pt" style:font-size-asian="3pt" style:font-size-complex="3pt"/>
    </style:style>
    <style:style style:name="P19" style:family="paragraph" style:parent-style-name="Table_20_Contents">
      <style:paragraph-properties fo:text-align="end" style:justify-single-word="false"/>
      <style:text-properties fo:font-size="3pt" style:font-size-asian="3pt" style:font-size-complex="3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>
      <style:text-properties style:font-name="Lucida Sans" fo:font-size="12pt" style:font-size-asian="12pt" style:font-size-complex="12pt"/>
    </style:style>
    <style:style style:name="P2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2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2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27" style:family="paragraph" style:parent-style-name="Standard">
      <style:paragraph-properties fo:margin-left="0.332cm" fo:margin-right="-0.085cm" fo:margin-top="0.064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style:font-size-asian="3pt" style:font-name-complex="Lucida Sans" style:font-size-complex="3pt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fo:letter-spacing="-0.007cm" style:font-size-asian="3pt" style:font-name-complex="Lucida Sans" style:font-size-complex="3pt"/>
    </style:style>
    <style:style style:name="P31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64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Lucida Sans" fo:font-size="10pt" fo:letter-spacing="-0.007cm" fo:font-weight="bold" style:font-size-asian="10pt" style:font-weight-asian="bold" style:font-name-complex="Lucida Sans" style:font-size-complex="10pt" style:font-weight-complex="bold"/>
    </style:style>
    <style:style style:name="P33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.101cm" style:auto-text-indent="false" fo:break-before="column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34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style:use-window-font-color="true" style:font-name="Lucida Sans" fo:font-size="3pt" fo:letter-spacing="-0.009cm" fo:font-weight="bold" style:font-size-asian="3pt" style:font-weight-asian="bold" style:font-name-complex="Lucida Sans" style:font-size-complex="3pt" style:font-weight-complex="bold"/>
    </style:style>
    <style:style style:name="P35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36" style:family="paragraph" style:parent-style-name="Standard">
      <style:paragraph-properties fo:margin-left="0.155cm" fo:margin-right="0.044cm" fo:margin-top="0.064cm" fo:margin-bottom="0cm" loext:contextual-spacing="false" fo:line-height="100%" fo:text-align="start" style:justify-single-word="false" fo:orphans="0" fo:widows="0" fo:text-indent="-0.067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37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7pt" fo:letter-spacing="-0.007cm" officeooo:paragraph-rsid="00090920" style:font-size-asian="7pt" style:font-name-complex="Lucida Sans" style:font-size-complex="7pt"/>
    </style:style>
    <style:style style:name="P38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7pt" fo:letter-spacing="-0.007cm" officeooo:paragraph-rsid="001a6d7e" style:font-size-asian="7pt" style:font-name-complex="Lucida Sans" style:font-size-complex="7pt"/>
    </style:style>
    <style:style style:name="P39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3pt" fo:letter-spacing="-0.007cm" style:font-size-asian="3pt" style:font-name-complex="Lucida Sans" style:font-size-complex="3pt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P41" style:family="paragraph" style:parent-style-name="Standard">
      <style:text-properties fo:font-size="8pt" officeooo:rsid="00131a7f" officeooo:paragraph-rsid="00131a7f" style:font-size-asian="8pt" style:font-size-complex="8pt"/>
    </style:style>
    <style:style style:name="P42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paragraph-rsid="00231896"/>
    </style:style>
    <style:style style:name="P43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3pt" fo:font-weight="bold" officeooo:paragraph-rsid="00231896"/>
    </style:style>
    <style:style style:name="T1" style:family="text">
      <style:text-properties fo:color="#221f1f" fo:letter-spacing="-0.007cm" fo:font-style="normal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letter-spacing="-0.007cm" fo:font-style="normal" style:font-style-asian="normal" style:font-style-complex="normal"/>
    </style:style>
    <style:style style:name="T4" style:family="text">
      <style:text-properties fo:letter-spacing="-0.009cm"/>
    </style:style>
    <style:style style:name="T5" style:family="text">
      <style:text-properties fo:letter-spacing="-0.016cm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666666" style:font-name="Roboto" fo:font-size="9.75pt" fo:letter-spacing="normal" fo:font-style="normal" fo:font-weight="normal"/>
    </style:style>
    <style:style style:name="T8" style:family="text">
      <style:text-properties fo:font-variant="normal" fo:text-transform="none" fo:color="#666666" style:font-name="Liberation Sans" fo:font-size="9.75pt" fo:letter-spacing="normal" fo:font-style="normal" fo:font-weight="normal"/>
    </style:style>
    <style:style style:name="T9" style:family="text">
      <style:text-properties fo:font-variant="normal" fo:text-transform="none" fo:color="#666666" style:font-name="Liberation Sans" fo:font-size="9.75pt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T10" style:family="text">
      <style:text-properties fo:font-variant="normal" fo:text-transform="none" fo:color="#666666" style:font-name="Liberation Sans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666666" style:font-name="Liberation Sans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T12" style:family="text">
      <style:text-properties fo:font-variant="normal" fo:text-transform="none" fo:color="#000000" style:font-name="Liberation Sans" fo:letter-spacing="normal" fo:font-style="normal" fo:font-weight="normal" style:font-size-asian="13pt" style:font-size-complex="13pt"/>
    </style:style>
    <style:style style:name="T13" style:family="text">
      <style:text-properties fo:font-variant="normal" fo:text-transform="none" fo:color="#000000" style:font-name="Liberation Sans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T14" style:family="text">
      <style:text-properties fo:font-variant="normal" fo:text-transform="none" style:font-name="Liberation Sans" fo:letter-spacing="normal" fo:font-style="normal" style:font-size-asian="13pt" style:font-weight-asian="bold" style:font-name-complex="Lucida Sans" style:font-size-complex="13pt" style:font-weight-complex="bold"/>
    </style:style>
    <style:style style:name="T15" style:family="text">
      <style:text-properties style:font-size-asian="13pt" style:font-weight-asian="bold" style:font-name-complex="Lucida Sans" style:font-size-complex="13pt" style:font-weight-complex="bold"/>
    </style:style>
    <style:style style:name="T16" style:family="text">
      <style:text-properties style:font-name="Liberation Sans" style:font-size-asian="13pt" style:font-weight-asian="bold" style:font-name-complex="Lucida Sans" style:font-size-complex="13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30"/>
          </table:table-cell>
          <table:table-cell table:style-name="Tabla4.B1" office:value-type="string">
            <text:p text:style-name="P30"/>
          </table:table-cell>
          <table:table-cell table:style-name="Tabla4.B1" office:value-type="string">
            <text:p text:style-name="P39"><text:text-input text:description="&lt;for each=&quot;line in o.order_line&quot;&gt;">For each line</text:text-input></text:p>
          </table:table-cell>
          <table:table-cell table:style-name="Tabla4.B1" office:value-type="string">
            <text:p text:style-name="P18"/>
          </table:table-cell>
          <table:table-cell table:style-name="Tabla4.B1" office:value-type="string">
            <text:p text:style-name="P18"/>
          </table:table-cell>
          <table:table-cell table:style-name="Tabla4.B1" office:value-type="string">
            <text:p text:style-name="P18"/>
          </table:table-cell>
          <table:table-cell table:style-name="Tabla4.G1" office:value-type="string">
            <text:p text:style-name="P18"/>
          </table:table-cell>
        </table:table-row>
        <table:table-row table:style-name="Tabla4.2">
          <table:table-cell table:style-name="Tabla4.A2" office:value-type="string">
            <text:p text:style-name="P33"/>
          </table:table-cell>
          <table:table-cell table:style-name="Tabla4.B2" office:value-type="string">
            <text:p text:style-name="P36"/>
          </table:table-cell>
          <table:table-cell table:style-name="Tabla4.B2" office:value-type="string">
            <text:p text:style-name="P37"><text:span text:style-name="T6"><text:text-input text:description="&lt;line.product_id.supplier_code&gt;">codigo_prove</text:text-input></text:span><text:span text:style-name="T6">,</text:span><text:span text:style-name="T6"><text:text-input text:description="&lt;formatLang(line.product_qty, digits=0)&gt;">25,45</text:text-input></text:span><text:span text:style-name="T6">,</text:span><text:span text:style-name="T6"><text:text-input text:description="&lt;'{:.2f}'.format(line.price_unit*(1-(line.discount/100)))&gt;">25,45</text:text-input></text:span><text:span text:style-name="T6">,</text:span></text:p>
          </table:table-cell>
          <table:table-cell table:style-name="Tabla4.B2" office:value-type="string">
            <text:p text:style-name="P31"/>
          </table:table-cell>
          <table:table-cell table:style-name="Tabla4.B2" office:value-type="string">
            <text:p text:style-name="P32"/>
          </table:table-cell>
          <table:table-cell table:style-name="Tabla4.B2" office:value-type="string">
            <text:p text:style-name="P31"/>
          </table:table-cell>
          <table:table-cell table:style-name="Tabla4.G2" office:value-type="string">
            <text:p text:style-name="P32"/>
          </table:table-cell>
        </table:table-row>
        <table:table-row table:style-name="Tabla4.3">
          <table:table-cell table:style-name="Tabla4.A3" office:value-type="string">
            <text:p text:style-name="P28"/>
          </table:table-cell>
          <table:table-cell table:style-name="Tabla4.B3" office:value-type="string">
            <text:p text:style-name="P28"/>
          </table:table-cell>
          <table:table-cell table:style-name="Tabla4.C3" office:value-type="string">
            <text:p text:style-name="P29"><text:text-input text:description="&lt;/for&gt;">End For</text:text-input></text:p>
          </table:table-cell>
          <table:table-cell table:style-name="Tabla4.D3" office:value-type="string">
            <text:p text:style-name="P17"/>
          </table:table-cell>
          <table:table-cell table:style-name="Tabla4.E3" office:value-type="string">
            <text:p text:style-name="P17"/>
          </table:table-cell>
          <table:table-cell table:style-name="Tabla4.F3" office:value-type="string">
            <text:p text:style-name="P17"/>
          </table:table-cell>
          <table:table-cell table:style-name="Tabla4.G3" office:value-type="string">
            <text:p text:style-name="P17"/>
          </table:table-cell>
        </table:table-row>
        <table:table-row table:style-name="Tabla4.4">
          <table:table-cell table:style-name="Tabla4.A4" office:value-type="string">
            <text:p text:style-name="P35"/>
          </table:table-cell>
          <table:table-cell table:style-name="Tabla4.B4" office:value-type="string">
            <text:p text:style-name="P35"/>
          </table:table-cell>
          <table:table-cell table:style-name="Tabla4.C4" office:value-type="string">
            <text:p text:style-name="P39"><text:text-input text:description="&lt;for each=&quot;line in o.order_line&quot;&gt;">For each line</text:text-input></text:p>
          </table:table-cell>
          <table:table-cell table:style-name="Tabla4.D4" office:value-type="string">
            <text:p text:style-name="P27"/>
          </table:table-cell>
          <table:table-cell table:style-name="Tabla4.E4" office:value-type="string">
            <text:p text:style-name="P15"/>
          </table:table-cell>
          <table:table-cell table:style-name="Tabla4.F4" office:value-type="string">
            <text:p text:style-name="P15"/>
          </table:table-cell>
          <table:table-cell table:style-name="Tabla4.G4" office:value-type="string">
            <text:p text:style-name="P15"/>
          </table:table-cell>
        </table:table-row>
        <table:table-row table:style-name="Tabla4.4">
          <table:table-cell table:style-name="Tabla4.A6" office:value-type="string">
            <text:p text:style-name="P34"/>
          </table:table-cell>
          <table:table-cell table:style-name="Tabla4.B6" office:value-type="string">
            <text:p text:style-name="P35"/>
          </table:table-cell>
          <table:table-cell table:style-name="Tabla4.C6" office:value-type="string">
            <text:p text:style-name="P38"><text:span text:style-name="T6"><text:text-input text:description="&lt;line.product_id.supplier_code&gt;">codigo_prove</text:text-input></text:span><text:span text:style-name="T6">,</text:span><text:span text:style-name="T6"><text:text-input text:description="&lt;formatLang(line.product_qty, digits=0)&gt;">25,45</text:text-input></text:span></text:p>
          </table:table-cell>
          <table:table-cell table:style-name="Tabla4.D6" office:value-type="string">
            <text:p text:style-name="P27"/>
          </table:table-cell>
          <table:table-cell table:style-name="Tabla4.E6" office:value-type="string">
            <text:p text:style-name="P19"/>
          </table:table-cell>
          <table:table-cell table:style-name="Tabla4.F6" office:value-type="string">
            <text:p text:style-name="P19"/>
          </table:table-cell>
          <table:table-cell table:style-name="Tabla4.G6" office:value-type="string">
            <text:p text:style-name="P19"/>
          </table:table-cell>
        </table:table-row>
        <table:table-row table:style-name="Tabla4.4">
          <table:table-cell table:style-name="Tabla4.A6" office:value-type="string">
            <text:p text:style-name="P34"/>
          </table:table-cell>
          <table:table-cell table:style-name="Tabla4.B6" office:value-type="string">
            <text:p text:style-name="P35"/>
          </table:table-cell>
          <table:table-cell table:style-name="Tabla4.C6" office:value-type="string">
            <text:p text:style-name="P29"><text:text-input text:description="&lt;/for&gt;">End For</text:text-input></text:p>
          </table:table-cell>
          <table:table-cell table:style-name="Tabla4.D6" office:value-type="string">
            <text:p text:style-name="P27"/>
          </table:table-cell>
          <table:table-cell table:style-name="Tabla4.E6" office:value-type="string">
            <text:p text:style-name="P19"/>
          </table:table-cell>
          <table:table-cell table:style-name="Tabla4.F6" office:value-type="string">
            <text:p text:style-name="P19"/>
          </table:table-cell>
          <table:table-cell table:style-name="Tabla4.G6" office:value-type="string">
            <text:p text:style-name="P19"/>
          </table:table-cell>
        </table:table-row>
      </table:table>
      <text:p text:style-name="P41">&lt;formatLang(line.price_unit*(1-(line.discount/100)), digits=2)&gt;</text:p>
      <text:p text:style-name="P43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Bitstream Vera Sans Mono', 'Courier New', Courier, monospace"/>
    <style:font-face style:name="Mangal" svg:font-family="Mangal"/>
    <style:font-face style:name="Roboto" svg:font-family="Roboto"/>
    <style:font-face style:name="SFMono-Regular" svg:font-family="SFMono-Regular, Menlo, Monaco, Consolas, 'Liberation Mono', 'Courier New', monospace"/>
    <style:font-face style:name="apple-system" svg:font-family="apple-system, BlinkMacSystemFont, 'Segoe UI', Roboto, Noto, 'Helvetica Neue', Arial, 'Noto Sans', sans-serif, 'Apple Color Emoji', 'Segoe UI Emoji', 'Segoe UI Symbol', 'Noto Color Emoji'"/>
    <style:font-face style:name="Lucida Bright" svg:font-family="'Lucida Br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12cm"/>
    </style:style>
    <style:style style:name="Tabla5.D" style:family="table-column">
      <style:table-column-properties style:column-width="7.114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e1" style:family="table">
      <style:table-properties style:width="18.801cm" fo:margin-left="1.101cm" fo:margin-right="1.099cm" fo:margin-top="0.101cm" fo:margin-bottom="0cm" table:align="margins"/>
    </style:style>
    <style:style style:name="Table1.A" style:family="table-column">
      <style:table-column-properties style:column-width="0.527cm" style:rel-column-width="1838*"/>
    </style:style>
    <style:style style:name="Table1.B" style:family="table-column">
      <style:table-column-properties style:column-width="1.706cm" style:rel-column-width="5945*"/>
    </style:style>
    <style:style style:name="Table1.C" style:family="table-column">
      <style:table-column-properties style:column-width="10.753cm" style:rel-column-width="37480*"/>
    </style:style>
    <style:style style:name="Table1.D" style:family="table-column">
      <style:table-column-properties style:column-width="1.499cm" style:rel-column-width="5226*"/>
    </style:style>
    <style:style style:name="Table1.E" style:family="table-column">
      <style:table-column-properties style:column-width="1.653cm" style:rel-column-width="5760*"/>
    </style:style>
    <style:style style:name="Table1.F" style:family="table-column">
      <style:table-column-properties style:column-width="0.926cm" style:rel-column-width="3227*"/>
    </style:style>
    <style:style style:name="Table1.G" style:family="table-column">
      <style:table-column-properties style:column-width="1.737cm" style:rel-column-width="6059*"/>
    </style:style>
    <style:style style:name="Table1.1" style:family="table-row">
      <style:table-row-properties style:min-row-height="0.617cm"/>
    </style:style>
    <style:style style:name="Table1.A1" style:family="table-cell">
      <style:table-cell-properties style:vertical-align="middle" fo:background-color="transparent" fo:padding="0cm" fo:border-left="1pt solid #cccccc" fo:border-right="none" fo:border-top="1pt solid #cccccc" fo:border-bottom="1pt solid #cccccc">
        <style:background-image/>
      </style:table-cell-properties>
    </style:style>
    <style:style style:name="Table1.B1" style:family="table-cell">
      <style:table-cell-properties style:vertical-align="middle" fo:background-color="transparent" fo:padding="0cm" fo:border-left="none" fo:border-right="none" fo:border-top="1pt solid #cccccc" fo:border-bottom="1pt solid #cccccc">
        <style:background-image/>
      </style:table-cell-properties>
    </style:style>
    <style:style style:name="Table1.D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E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F1" style:family="table-cell">
      <style:table-cell-properties style:vertical-align="middle" fo:padding="0cm" fo:border-left="none" fo:border-right="none" fo:border-top="1pt solid #cccccc" fo:border-bottom="1pt solid #cccccc"/>
    </style:style>
    <style:style style:name="Table1.G1" style:family="table-cell">
      <style:table-cell-properties style:vertical-align="middle" fo:padding="0cm" fo:border-left="none" fo:border-right="1pt solid #cccccc" fo:border-top="1pt solid #cccccc" fo:border-bottom="1pt solid #cccccc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2pt" style:font-size-asian="12pt" style:font-size-complex="12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paragraph-rsid="00231896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P1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2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1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14" style:family="paragraph" style:parent-style-name="Table_20_Contents">
      <style:paragraph-properties fo:text-align="end" style:justify-single-word="false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1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font-size="9pt" style:font-size-asian="9pt" style:font-size-complex="9pt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19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normal" style:font-size-asian="9pt" style:font-weight-asian="normal" style:font-name-complex="Lucida Sans" style:font-size-complex="9pt" style:font-weight-complex="normal"/>
    </style:style>
    <style:style style:name="MP2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2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T1" style:family="text">
      <style:text-properties fo:font-variant="normal" fo:text-transform="none" style:font-name="Liberation Sans" fo:letter-spacing="normal" fo:font-style="normal" style:font-size-asian="13pt" style:font-weight-asian="bold" style:font-name-complex="Lucida Sans" style:font-size-complex="13pt" style:font-weight-complex="bold"/>
    </style:style>
    <style:style style:name="MT2" style:family="text">
      <style:text-properties fo:font-variant="normal" fo:text-transform="none" fo:color="#000000" style:font-name="Liberation Sans" fo:letter-spacing="normal" fo:font-style="normal" fo:font-weight="normal" style:font-size-asian="13pt" style:font-size-complex="13pt"/>
    </style:style>
    <style:style style:name="MT3" style:family="text">
      <style:text-properties style:font-size-asian="13pt" style:font-weight-asian="bold" style:font-name-complex="Lucida Sans" style:font-size-complex="13pt" style:font-weight-complex="bold"/>
    </style:style>
    <style:style style:name="MT4" style:family="text">
      <style:text-properties style:font-name="Liberation Sans" style:font-size-asian="13pt" style:font-weight-asian="bold" style:font-name-complex="Lucida Sans" style:font-size-complex="13pt" style:font-weight-complex="bold"/>
    </style:style>
    <style:style style:name="MT5" style:family="text">
      <style:text-properties fo:font-variant="normal" fo:text-transform="none" fo:color="#000000" style:font-name="Liberation Sans" fo:letter-spacing="normal" fo:font-style="normal" fo:font-weight="normal" style:font-size-asian="13pt" style:font-weight-asian="bold" style:font-name-complex="Lucida Sans" style:font-size-complex="13pt" style:font-weight-complex="bold"/>
    </style:style>
    <style:style style:name="MT6" style:family="text">
      <style:text-properties fo:color="#221f1f" fo:letter-spacing="-0.007cm" fo:font-style="normal" style:font-style-asian="normal" style:font-style-complex="normal"/>
    </style:style>
    <style:style style:name="MT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8" style:family="text">
      <style:text-properties fo:letter-spacing="-0.007cm" fo:font-style="normal" style:font-style-asian="normal" style:font-style-complex="normal"/>
    </style:style>
    <style:style style:name="MT9" style:family="text">
      <style:text-properties fo:letter-spacing="-0.009cm"/>
    </style:style>
    <style:style style:name="MT10" style:family="text">
      <style:text-properties fo:letter-spacing="-0.016cm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/>
              <text:p text:style-name="MP4"/>
              <text:p text:style-name="MP4"/>
            </table:table-cell>
            <table:table-cell table:style-name="Tabla5.A1" office:value-type="string">
              <text:p text:style-name="MP5"/>
              <text:p text:style-name="MP6"/>
            </table:table-cell>
            <table:table-cell table:style-name="Tabla5.A1" office:value-type="string">
              <text:p text:style-name="Table_20_Contents"/>
            </table:table-cell>
            <table:table-cell table:style-name="Tabla5.A1" office:value-type="string">
              <text:p text:style-name="MP7"><text:span text:style-name="MT1"><text:text-input text:description="&lt;if test=&quot;o.state in ['draft','sent']&quot;&gt;">if</text:text-input></text:span><text:span text:style-name="MT2">PEDIDO DE <text:s/>PRESUPUESTO</text:span><text:span text:style-name="MT3"><text:text-input text:description="&lt;/if&gt;">/i</text:text-input></text:span><text:span text:style-name="MT4"><text:text-input text:description="&lt;if test=&quot;o.state not in ['draft','sent']&quot;&gt;">if</text:text-input></text:span><text:span text:style-name="MT5">ORDEN DE COMPRA</text:span><text:span text:style-name="MT4"><text:text-input text:description="&lt;/if&gt;">/i</text:text-input></text:span></text:p>
              <text:p text:style-name="MP8"><text:text-input text:description="&lt;o.name&gt;">0001-00000023</text:text-input></text:p>
              <text:p text:style-name="MP9"/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row table:style-name="Table1.1">
            <table:table-cell table:style-name="Table1.A1" office:value-type="string">
              <text:p text:style-name="MP10"/>
            </table:table-cell>
            <table:table-cell table:style-name="Table1.B1" office:value-type="string">
              <text:p text:style-name="MP11"/>
            </table:table-cell>
            <table:table-cell table:style-name="Table1.B1" office:value-type="string">
              <text:p text:style-name="MP11"/>
            </table:table-cell>
            <table:table-cell table:style-name="Table1.D1" office:value-type="string">
              <text:p text:style-name="MP11"/>
            </table:table-cell>
            <table:table-cell table:style-name="Table1.E1" office:value-type="string">
              <text:p text:style-name="MP11"/>
            </table:table-cell>
            <table:table-cell table:style-name="Table1.F1" office:value-type="string">
              <text:p text:style-name="MP11"/>
            </table:table-cell>
            <table:table-cell table:style-name="Table1.G1" office:value-type="string">
              <text:p text:style-name="MP11"/>
            </table:table-cell>
          </table:table-row>
        </table:table>
        <text:p text:style-name="MP1"/>
      </style:header>
      <style:footer>
        <text:p text:style-name="Text_20_body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12"><text:span text:style-name="MT6">OBSERVACIONES</text:span>: <text:span text:style-name="MT7"><text:placeholder text:placeholder-type="text">&lt;o.notes&gt;</text:placeholder></text:span></text:p>
            </table:table-cell>
            <table:table-cell table:style-name="Tabla6.B1" office:value-type="string">
              <text:p text:style-name="MP13"><text:span text:style-name="MT8">SUBTOTAL</text:span><text:span text:style-name="MT9"> </text:span><text:span text:style-name="MT10"><text:text-input text:description="&lt;o.currency_id.symbol&gt;">USD</text:text-input></text:span></text:p>
            </table:table-cell>
            <table:table-cell table:style-name="Tabla6.B1" office:value-type="string">
              <text:p text:style-name="MP14"/>
            </table:table-cell>
            <table:table-cell table:style-name="Tabla6.B1" office:value-type="string">
              <text:p text:style-name="MP14"/>
            </table:table-cell>
            <table:table-cell table:style-name="Tabla6.B1" office:value-type="string">
              <text:p text:style-name="MP15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3" office:value-type="string">
              <text:p text:style-name="MP16"/>
            </table:table-cell>
            <table:table-cell table:style-name="Tabla6.C4" office:value-type="string">
              <text:p text:style-name="MP17"/>
            </table:table-cell>
            <table:table-cell table:style-name="Tabla6.D3" office:value-type="string">
              <text:p text:style-name="MP18"/>
            </table:table-cell>
            <table:table-cell table:style-name="Tabla6.E3" office:value-type="string">
              <text:p text:style-name="MP18"/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19">IMPUESTOS</text:p>
            </table:table-cell>
            <table:table-cell table:style-name="Tabla6.C4" office:value-type="string">
              <text:p text:style-name="MP20"/>
            </table:table-cell>
            <table:table-cell table:style-name="Tabla6.D3" office:value-type="string">
              <text:p text:style-name="MP21"/>
            </table:table-cell>
            <table:table-cell table:style-name="Tabla6.E3" office:value-type="string">
              <text:p text:style-name="MP22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23"><text:span text:style-name="MT8">TOTAL</text:span><text:span text:style-name="MT9"> </text:span><text:span text:style-name="MT10"><text:text-input text:description="&lt;o.currency_id.symbol&gt;">USD</text:text-input></text:span></text:p>
            </table:table-cell>
            <table:table-cell table:style-name="Tabla6.C4" office:value-type="string">
              <text:p text:style-name="MP14"/>
            </table:table-cell>
            <table:table-cell table:style-name="Tabla6.B1" office:value-type="string">
              <text:p text:style-name="MP24"/>
            </table:table-cell>
            <table:table-cell table:style-name="Tabla6.B1" office:value-type="string">
              <text:p text:style-name="MP15"><text:text-input text:description="&lt;formatLang(o.amount_total)&gt;">9.999,9</text:text-input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7-30T15:30:57.573816816</dc:date>
    <meta:editing-duration>P2DT4H29M25S</meta:editing-duration>
    <meta:editing-cycles>472</meta:editing-cycles>
    <meta:generator>LibreOffice/6.4.7.2$Linux_X86_64 LibreOffice_project/40$Build-2</meta:generator>
    <meta:document-statistic meta:table-count="4" meta:image-count="0" meta:object-count="0" meta:page-count="1" meta:paragraph-count="16" meta:word-count="80" meta:character-count="321" meta:non-whitespace-character-count="306"/>
  </office:meta>
</office:document-meta>
</file>